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officeooo:rsid="00476b94" officeooo:paragraph-rsid="00476b94"/>
    </style:style>
    <style:style style:name="P54" style:family="paragraph" style:parent-style-name="Text_20_body">
      <style:text-properties officeooo:rsid="00476b94" officeooo:paragraph-rsid="0047cbf4"/>
    </style:style>
    <style:style style:name="P55" style:family="paragraph" style:parent-style-name="Text_20_body">
      <style:text-properties officeooo:rsid="0047cbf4" officeooo:paragraph-rsid="0049c86c"/>
    </style:style>
    <style:style style:name="P56" style:family="paragraph" style:parent-style-name="Text_20_body">
      <style:text-properties officeooo:rsid="0049c86c" officeooo:paragraph-rsid="004ae97c"/>
    </style:style>
    <style:style style:name="P57" style:family="paragraph" style:parent-style-name="Text_20_body">
      <style:text-properties officeooo:rsid="004ae97c" officeooo:paragraph-rsid="004ae97c"/>
    </style:style>
    <style:style style:name="P58" style:family="paragraph" style:parent-style-name="Text_20_body">
      <style:text-properties officeooo:rsid="005d813b" officeooo:paragraph-rsid="005d90db"/>
    </style:style>
    <style:style style:name="P59" style:family="paragraph" style:parent-style-name="Text_20_body">
      <style:text-properties officeooo:rsid="005d813b" officeooo:paragraph-rsid="005e00e6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  <style:style style:name="T13" style:family="text">
      <style:text-properties officeooo:rsid="005e00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3">Check Riemann_solver</text:p>
      <text:p text:style-name="P54">w- = w+</text:p>
      <text:p text:style-name="P55">external state seems correct</text:p>
      <text:p text:style-name="P56"><text:soft-page-break/>t_total = 0, correct</text:p>
      <text:p text:style-name="P40"/>
      <text:p text:style-name="P57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58">Set all the boundaries as exact solution. Then tract the performance. </text:p>
      <text:p text:style-name="P59"><text:span text:style-name="T13">Try cos wave, and set v = 0</text:span></text:p>
      <text:p text:style-name="P5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1T21:17:59.084117702</dc:date>
    <meta:editing-duration>PT9H43M43S</meta:editing-duration>
    <meta:editing-cycles>74</meta:editing-cycles>
    <meta:generator>LibreOffice/6.0.7.3$Linux_X86_64 LibreOffice_project/00m0$Build-3</meta:generator>
    <meta:document-statistic meta:table-count="2" meta:image-count="0" meta:object-count="0" meta:page-count="6" meta:paragraph-count="147" meta:word-count="571" meta:character-count="7547" meta:non-whitespace-character-count="6221"/>
  </office:meta>
</office:document-meta>
</file>